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シンニュウシャ　ハッケン！
シンニュウシャ　ハッケン！</text:p>
          </table:table-cell>
          <table:table-cell table:number-columns-repeated="1023"/>
        </table:table-row>
        <table:table-row>
          <table:table-cell table:style-name="ce0" office:value-type="string">
            <text:p>シンニュウシャ　ハッッケエエェェーーーーン！
イヤッホオオオォォォゥウウウイイイイィィィエエ
エエエエェェェェェ！！！</text:p>
          </table:table-cell>
          <table:table-cell table:number-columns-repeated="1023"/>
        </table:table-row>
        <table:table-row>
          <table:table-cell table:style-name="ce0" office:value-type="string">
            <text:p>ケイコク　シマス　タダチニ　コノ　タテモノ
カラ　タイキョシテ　クダサイ</text:p>
          </table:table-cell>
          <table:table-cell table:number-columns-repeated="1023"/>
        </table:table-row>
        <table:table-row>
          <table:table-cell table:style-name="ce0" office:value-type="string">
            <text:p>ケイコクニ　シタガワナイ　バアイハ
ブリョクテキ　シュダンヲ　コウシ　スルコトニ
ナリマス</text:p>
          </table:table-cell>
          <table:table-cell table:number-columns-repeated="1023"/>
        </table:table-row>
        <table:table-row>
          <table:table-cell table:style-name="ce0" office:value-type="string">
            <text:p>クリカエシ　ケイコク　シマス</text:p>
          </table:table-cell>
          <table:table-cell table:number-columns-repeated="1023"/>
        </table:table-row>
        <table:table-row>
          <table:table-cell table:style-name="ce0" office:value-type="string">
            <text:p>タダチニ　コノ　タテモノカラ　タイキョシテ
クダサイ</text:p>
          </table:table-cell>
          <table:table-cell table:number-columns-repeated="1023"/>
        </table:table-row>
        <table:table-row>
          <table:table-cell table:style-name="ce0" office:value-type="string">
            <text:p>ケイコクニ　シタガワナイ　バアイハ</text:p>
          </table:table-cell>
          <table:table-cell table:number-columns-repeated="1023"/>
        </table:table-row>
        <table:table-row>
          <table:table-cell table:style-name="ce0" office:value-type="string">
            <text:p>ブリョクテキ・・・あぁもう早くかかってこいよ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6+02:00</meta:creation-date>
    <dc:date>2019-09-21T11:23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